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45083413282563384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447387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33450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25458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61295151873290964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570179307454979564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87350343607592620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437616396240766617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89400751722759552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165072785716008551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1597786643530956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"><text:soft-page-break/>Sat March 9, 2019 <text:span text:style-name="T2">7.5 miles</text:span> </text:p>
      <text:p text:style-name="P2">On a Wise Center Treadmill:</text:p>
      <text:p text:style-name="P1">1 mile in 8:58 and rest 3 minutes</text:p>
      <text:p text:style-name="P1">4 x ½ mile with a ¼ mile jog before each run. The jogs were in about 3:00.</text:p>
      <text:p text:style-name="P1">Times and pulses at the end of <text:s/>½ miles: <text:s/></text:p>
      <text:p text:style-name="P1">4:00 (145), 4:00 (148), 4:00 (152), 3:49 (156)</text:p>
      <text:p text:style-name="P1">1 mile in about 10 minutes and rest a few minutes</text:p>
      <text:p text:style-name="P1"><text:span text:style-name="T2">On the indoor track: </text:span>1 mile of walking and running</text:p>
      <text:p text:style-name="P2">Outside: <text:span text:style-name="T3">1.5 miles including ½ mile uphill in just under 5:00</text:span></text:p>
      <text:p text:style-name="P1">I felt a lot better than yesterday. The effects of my cold are getting less.</text:p>
      <text:p text:style-name="P1"/>
      <text:p text:style-name="P1">Sun March 10, 2019 <text:s/><text:span text:style-name="T2">5 miles</text:span> <text:s/></text:p>
      <text:p text:style-name="P1">I ran 5 miles on a Wise Center treadmill. </text:p>
      <text:p text:style-name="P1">Time: <text:s/>47:30, <text:s/>Every mile was about 9:30.</text:p>
      <text:p text:style-name="P1">Pulses at the end of each mile: 121, 125, 129, 131, 133 bpm</text:p>
      <text:p text:style-name="P1"/>
      <text:p text:style-name="P1">Mon March 11, 2019 <text:span text:style-name="T2">5.5 miles</text:span> <text:s/></text:p>
      <text:p text:style-name="P1"><text:span text:style-name="T2">Warmup:</text:span> ½ mile jog to the Wise Center, 1 mile on a treadmill in 9:00, 4:00 rest</text:p>
      <text:p text:style-name="P1"><text:span text:style-name="T2">Run:</text:span> <text:s/>After a 0.1 mile lead in, I did a 142 bpm test. I held my pulse near 142 bpm and ran 3 miles.</text:p>
      <text:p text:style-name="P1">Mile times and pulses: 8:10 (142), 8:32 (142), 8:43 (142) </text:p>
      <text:p text:style-name="P1">My times were slower today than for previous 142 bpm tests.</text:p>
      <text:p text:style-name="P1"><text:span text:style-name="T2">Warmdown:</text:span> 0.4 miles treadmill warm down in 4:00 and ½ mile jog home</text:p>
      <text:p text:style-name="P1"/>
      <text:p text:style-name="P1">Tues March 12, 2019 <text:span text:style-name="T2">3 miles </text:span>On a recumbent bike in the Wise Center:</text:p>
      <text:p text:style-name="P1">a 200 calorie ride with the weight setting at 127 pounds and a level of 12</text:p>
      <text:p text:style-name="P1">Time for 200 calories: 19:25, Final heart rate: 110 bpm</text:p>
      <text:p text:style-name="P1">After a 4:00 rest I did a 100 calorie ride.</text:p>
      <text:p text:style-name="P1">Time for 100 calories: 8:56, Final heart rate: 128</text:p>
      <text:p text:style-name="P1">I take 300 calories expended while riding as equivalent to 3 miles of running.</text:p>
      <text:p text:style-name="P1"/>
      <text:p text:style-name="P1">Wed March 13, 2019 <text:span text:style-name="T2">5.25 miles</text:span></text:p>
      <text:p text:style-name="P1"><text:span text:style-name="T2">Warmup:</text:span> ½ mile run down to the Wise Center and rest a few minutes</text:p>
      <text:p text:style-name="P2">On recumbent bike: <text:span text:style-name="T3">300 calorie ride, weight set at 127 lbs and level at 12.</text:span></text:p>
      <text:p text:style-name="P1">Time for 300 calories: <text:s/>27:58 </text:p>
      <text:p text:style-name="P1">After a 4:00 rest I did a 100 calorie ride.</text:p>
      <text:p text:style-name="P1">Time for 100 calories: 8:03, Final heart rate: 162</text:p>
      <text:p text:style-name="P1">I take 400 calories expended while riding as equivalent to 4 miles of running.</text:p>
      <text:p text:style-name="P2">Warm down: <text:span text:style-name="T3">25 calorie ride, rest a few minutes and ½ mile jog home</text:span></text:p>
      <text:p text:style-name="P2"><text:soft-page-break/><text:span text:style-name="T3">Thur March 14, 2019 </text:span>3 miles<text:span text:style-name="T3"> on a Wise Center recumbent bike (127 lbs, level 12)</text:span></text:p>
      <text:p text:style-name="P2">Warm up: <text:s/><text:span text:style-name="T3">100 calorie ride in 9:50</text:span></text:p>
      <text:p text:style-name="P2">On bike: <text:span text:style-name="T3">4 x 25 calories ride with 25 calorie slow rides after each. The slow rides were all in about 2:40. <text:s/></text:span></text:p>
      <text:p text:style-name="P2"><text:span text:style-name="T3">Times and pulses after faster rides: 2:17 (128), 1:57 (133), 2:03 (143), 1:58 (149)I I I take 300 calories expended while riding as equivalent to 3 miles of run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4T17:23:02.36</dc:date>
    <dc:creator>James  Lombardi</dc:creator>
    <meta:editing-duration>P7DT23H49M6S</meta:editing-duration>
    <meta:editing-cycles>716</meta:editing-cycles>
    <meta:generator>OpenOffice/4.1.2$Win32 OpenOffice.org_project/412m3$Build-9782</meta:generator>
    <meta:document-statistic meta:table-count="0" meta:image-count="0" meta:object-count="0" meta:page-count="24" meta:paragraph-count="634" meta:word-count="8223" meta:character-count="40978"/>
  </office:meta>
</office:document-meta>
</file>